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officeooo:paragraph-rsid="000ef936"/>
    </style:style>
    <style:style style:name="P2" style:family="paragraph" style:parent-style-name="Standard">
      <style:text-properties officeooo:paragraph-rsid="000ef936"/>
    </style:style>
    <style:style style:name="P3" style:family="paragraph" style:parent-style-name="Standard">
      <style:paragraph-properties fo:text-align="center" style:justify-single-word="false"/>
      <style:text-properties officeooo:paragraph-rsid="000ef936"/>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1">
      <style:paragraph-properties fo:margin-top="0in" fo:margin-bottom="0in" loext:contextual-spacing="false"/>
    </style:style>
    <style:style style:name="P7" style:family="paragraph" style:parent-style-name="Text_20_body" style:list-style-name="L2">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earch Engine Comparison</text:h>
      <text:p text:style-name="P3"/>
      <text:p text:style-name="P2"><text:a xlink:type="simple" xlink:href="https://cloudaiworld.com/2023/03/26/vespa-vs-elasticsearch-vs-solr-the-ultimate-search-engine-" text:style-name="Internet_20_link" text:visited-style-name="Visited_20_Internet_20_Link">https://cloudaiworld.com/2023/03/26/vespa-vs-elasticsearch-vs-solr-the-ultimate-search-engine-</text:a></text:p>
      <text:p text:style-name="P2"><text:a xlink:type="simple" xlink:href="https://cloudaiworld.com/2023/03/26/vespa-vs-elasticsearch-vs-solr-the-ultimate-search-engine-comparison/" text:style-name="Internet_20_link" text:visited-style-name="Visited_20_Internet_20_Link">comparison/</text:a></text:p>
      <text:p text:style-name="Standard"/>
      <text:p text:style-name="Standard"/>
      <text:h text:style-name="Heading_20_2" text:outline-level="2">Which one to choose?</text:h>
      <text:p text:style-name="Text_20_body">Choosing the right search engine depends on a variety of factors, such as the nature of the data, the complexity of the search queries, and the performance requirements. Here are some guidelines to help you decide which search engine to use:</text:p>
      <text:list xml:id="list978174717" text:style-name="L1">
        <text:list-item>
          <text:p text:style-name="P6"><text:span text:style-name="Strong_20_Emphasis">Solr</text:span>: Solr is a good choice for <text:span text:style-name="Strong_20_Emphasis">text-heavy applications</text:span> that require complex search queries, such as e-commerce sites, news portals, and enterprise search applications. Solr is highly customizable, supports faceting and grouping, and has a robust ecosystem of <text:span text:style-name="Strong_20_Emphasis">plugins </text:span>and <text:span text:style-name="Strong_20_Emphasis">extensions</text:span>. Solr is also known for its <text:span text:style-name="Strong_20_Emphasis">scalability </text:span>and <text:span text:style-name="Strong_20_Emphasis">fault tolerance</text:span>, making it a good choice for large-scale applications. </text:p>
        </text:list-item>
        <text:list-item>
          <text:p text:style-name="P6"><text:span text:style-name="Strong_20_Emphasis">Elasticsearch</text:span>: Elasticsearch is a popular choice for <text:span text:style-name="Strong_20_Emphasis">real-time search</text:span> applications, such as <text:span text:style-name="Strong_20_Emphasis">social media feeds, log analysis, and monitoring systems</text:span>. Elasticsearch is highly scalable and performs well with large volumes of data. Elasticsearch also supports full-text search and aggregations. Elasticsearch is also known for its <text:span text:style-name="Strong_20_Emphasis">ease of</text:span> <text:span text:style-name="Strong_20_Emphasis">use </text:span>and simple deployment options. </text:p>
        </text:list-item>
        <text:list-item>
          <text:p text:style-name="P4"><text:span text:style-name="Strong_20_Emphasis">Vespa</text:span>: Vespa is a good choice for applications that require <text:span text:style-name="Strong_20_Emphasis">real-time search and recommendations</text:span>, such as news portals, e-commerce sites, and social media platforms. Vespa is highly customizable and supports complex search queries, with built-in support for <text:span text:style-name="Strong_20_Emphasis">machine learning models</text:span> and graph processing. Vespa also offers a powerful query language and supports <text:span text:style-name="Strong_20_Emphasis">multi-tenancy</text:span>, making it a good choice for applications that require high performance and scalability. </text:p>
        </text:list-item>
      </text:list>
      <text:p text:style-name="Text_20_body">Ultimately, the choice of search engine depends on the specific needs and requirements of your application. You should consider factors such as the size and complexity of your data, the types of search queries you need to support, and the performance requirements of your application before making a decision.</text:p>
      <text:h text:style-name="Heading_20_2" text:outline-level="2">To summarize</text:h>
      <text:list xml:id="list395594294" text:style-name="L2">
        <text:list-item>
          <text:p text:style-name="P7">Solr is the best solution for “all in one”, although it might feed a bit old-fashioned you’ll get all the useful features ready to work </text:p>
        </text:list-item>
        <text:list-item>
          <text:p text:style-name="P7">Elastic on the other hand is the most convenient of those three, it is composable and has a nice and elegant query language </text:p>
        </text:list-item>
        <text:list-item>
          <text:p text:style-name="P5">Vespa is the future of search engines, if you’re considering incorporating AI it is the best choice out there and it will also provide you with most of the “traditional” search engine capabilities </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6T22:18:38.657810654</meta:creation-date>
    <dc:date>2023-03-26T22:19:29.255908028</dc:date>
    <meta:editing-duration>PT51S</meta:editing-duration>
    <meta:editing-cycles>1</meta:editing-cycles>
    <meta:document-statistic meta:table-count="0" meta:image-count="0" meta:object-count="0" meta:page-count="1" meta:paragraph-count="13" meta:word-count="365" meta:character-count="2410" meta:non-whitespace-character-count="2058"/>
    <meta:generator>LibreOffice/6.4.7.2$Linux_X86_64 LibreOffice_project/40$Build-2</meta:generator>
  </office:meta>
</office:document-meta>
</file>